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noncampus-virginia-col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noncampus-virginia-col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694">
            <text:p>46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20">
            <text:p>4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8">
            <text:p>10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02">
            <text:p>3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89">
            <text:p>30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83">
            <text:p>508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9">
            <text:p>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042">
            <text:p>6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6">
            <text:p>27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557">
            <text:p>1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42">
            <text:p>10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496">
            <text:p>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40">
            <text:p>8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noncampus-virginia-coll" style:display-name="PageStyle_arrests-noncampus-virginia-col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